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20pt" fo:font-weight="bold" officeooo:rsid="000381e6" officeooo:paragraph-rsid="000381e6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0381e6" officeooo:paragraph-rsid="000381e6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0381e6" officeooo:paragraph-rsid="000506d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0381e6" officeooo:paragraph-rsid="000381e6" style:font-weight-asian="normal" style:font-weight-complex="normal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0381e6" officeooo:paragraph-rsid="000381e6" style:font-weight-asian="normal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weight="normal" officeooo:rsid="000506d7" officeooo:paragraph-rsid="000506d7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2pt" fo:font-weight="normal" officeooo:rsid="000506d7" officeooo:paragraph-rsid="000506d7" style:font-weight-asian="normal" style:font-weight-complex="normal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paragraph-rsid="000381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2pt" fo:font-weight="normal" officeooo:rsid="000381e6" style:font-weight-asian="normal" style:font-weight-complex="normal"/>
    </style:style>
    <style:style style:name="T3" style:family="text">
      <style:text-properties officeooo:rsid="000506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DATA DE APLICAÇÃO / RESGATE</text:p>
      <text:p text:style-name="P1"/>
      <text:p text:style-name="P2">1) Identifique as DATAS DE RESGATE das seguintes aplicações:</text:p>
      <text:p text:style-name="P4"><text:span text:style-name="T1">Data de aplicação:</text:span> 26/08/2021</text:p>
      <text:p text:style-name="P2">Períodos de aplicação:</text:p>
      <text:list xml:id="list3768822549" text:style-name="L1">
        <text:list-item>
          <text:p text:style-name="P8"><text:span text:style-name="T2">67 Dias;</text:span></text:p>
        </text:list-item>
        <text:list-item>
          <text:p text:style-name="P5">93 Dias;</text:p>
        </text:list-item>
        <text:list-item>
          <text:p text:style-name="P5">139 Dias;</text:p>
        </text:list-item>
        <text:list-item>
          <text:p text:style-name="P5">174 Dias;</text:p>
        </text:list-item>
        <text:list-item>
          <text:p text:style-name="P5">298 Dias;</text:p>
        </text:list-item>
        <text:list-item>
          <text:p text:style-name="P5">437 Dias;</text:p>
        </text:list-item>
        <text:list-item>
          <text:p text:style-name="P5">784 Dias;</text:p>
        </text:list-item>
        <text:list-item>
          <text:p text:style-name="P5">945 Dias;</text:p>
        </text:list-item>
        <text:list-item>
          <text:p text:style-name="P5">1.239 Dias;</text:p>
        </text:list-item>
        <text:list-item>
          <text:p text:style-name="P5">2.874 Dias.</text:p>
        </text:list-item>
      </text:list>
      <text:p text:style-name="P4"/>
      <text:p text:style-name="P4"/>
      <text:p text:style-name="P2">2) Utilizando as funções da HP 12C, calcule o dia da semana em que você nasceu (<text:span text:style-name="T3">Dica: </text:span>primeiro descubra o número de dias desde o seu nascimento)</text:p>
      <text:p text:style-name="P2"/>
      <text:p text:style-name="P2"/>
      <text:p text:style-name="P3">3) <text:s/>Utilizando as funções da HP 12C, calcule o dia da semana em que <text:span text:style-name="T3">ocorreram as principais datas históricas do Brasil. Algumas datas:</text:span></text:p>
      <text:list xml:id="list1036262235" text:style-name="L2">
        <text:list-item>
          <text:p text:style-name="P6"><text:span text:style-name="T5">22/04/1500</text:span> – Chegada dos portugueses no Brasil;</text:p>
        </text:list-item>
        <text:list-item>
          <text:p text:style-name="P6">07/09/1822 – Independência do Brasil;</text:p>
        </text:list-item>
        <text:list-item>
          <text:p text:style-name="P6">13/05/1888 – Abolição da Escravatura;</text:p>
        </text:list-item>
        <text:list-item>
          <text:p text:style-name="P6">15/11/1889 – Proclamação da República;</text:p>
        </text:list-item>
        <text:list-item>
          <text:p text:style-name="P6">17/07/1934 – Eleição indireta de Getúlio Vargas;</text:p>
        </text:list-item>
        <text:list-item>
          <text:p text:style-name="P6">21/04/1960 – Inauguração de Brasília;</text:p>
        </text:list-item>
        <text:list-item>
          <text:p text:style-name="P6">31/03/1964 – Golpe Militar de 1964;</text:p>
        </text:list-item>
        <text:list-item>
          <text:p text:style-name="P6">05/10/1988 – Promulgada a constituição de 1988;</text:p>
        </text:list-item>
        <text:list-item>
          <text:p text:style-name="P6">31/08/2016 – Encerra-se o processo de Impeachment de Dilma Roussef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4:56:54.402643796</meta:creation-date>
    <dc:date>2021-09-01T15:30:58.763051265</dc:date>
    <meta:editing-duration>PT14M4S</meta:editing-duration>
    <meta:editing-cycles>1</meta:editing-cycles>
    <meta:document-statistic meta:table-count="0" meta:image-count="0" meta:object-count="0" meta:page-count="1" meta:paragraph-count="25" meta:word-count="159" meta:character-count="930" meta:non-whitespace-character-count="805"/>
    <meta:generator>LibreOffice/7.1.5.2$Linux_X86_64 LibreOffice_project/10$Build-2</meta:generator>
  </office:meta>
</office:document-meta>
</file>